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T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" style:family="text">
      <style:text-properties fo:color="#0000c0" style:font-name="Consolas" fo:font-size="10pt" style:font-name-asian="Consolas" style:font-size-asian="10pt" style:font-name-complex="Consolas" style:font-size-complex="10pt"/>
    </style:style>
    <style:style style:name="T3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ạo 2 hay nhiều instance (tạo object) từ class WebDriver</text:span></text:p>
      <text:p text:style-name="P1"><text:span text:style-name="T1">WebDriver </text:span><text:span text:style-name="T2">firefox1</text:span><text:span text:style-name="T1"> = </text:span><text:span text:style-name="T3">new</text:span><text:span text:style-name="T1"> FirefoxDriver();</text:span></text:p>
      <text:p text:style-name="P1"><text:span text:style-name="T1">WebDriver </text:span><text:span text:style-name="T2">firefox2</text:span><text:span text:style-name="T1"> = </text:span><text:span text:style-name="T3">new</text:span><text:span text:style-name="T1"> FirefoxDriver();</text:span></text:p>
      <text:p text:style-name="P1"><text:span text:style-name="T1">String url = "</text:span><text:a xlink:type="simple" xlink:href="http://172.19.7.30/gtc/auth/login" text:style-name="Internet_20_link" text:visited-style-name="Visited_20_Internet_20_Link">http://172.19.7.30/gtc/auth/login</text:a><text:span text:style-name="T1">";</text:span></text:p>
      <text:p text:style-name="P1"><text:span text:style-name="T1">firefox1.get(url);</text:span></text:p>
      <text:p text:style-name="P1"><text:span text:style-name="T1">firefox2.get(url)</text:span></text:p>
      <text:p text:style-name="P1"><text:span text:style-name="T1"/></text:p>
      <text:p text:style-name="P1"><text:span text:style-name="T1">Dùng cách trên ta sẽ mở 2 trình duyệt cùng lú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59S</meta:editing-duration>
    <meta:editing-cycles>4</meta:editing-cycles>
    <meta:generator>OpenOffice/4.1.1$Win32 OpenOffice.org_project/411m6$Build-9775</meta:generator>
    <dc:date>2016-01-18T17:12:24.04</dc:date>
    <meta:document-statistic meta:table-count="0" meta:image-count="0" meta:object-count="0" meta:page-count="1" meta:paragraph-count="7" meta:word-count="37" meta:character-count="268"/>
    <meta:user-defined meta:name="Info 1"/>
    <meta:user-defined meta:name="Info 2"/>
    <meta:user-defined meta:name="Info 3"/>
    <meta:user-defined meta:name="Info 4"/>
  </office:meta>
</office:document-meta>
</file>